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novembro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DE FATIMA SILVA - CPF: 664.213.306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6/11/2023 a 16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1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11/2023</text:p>
          </table:table-cell>
          <table:covered-table-cell/>
          <table:table-cell office:value-type="string" table:number-columns-spanned="8" table:number-rows-spanned="1" table:style-name="ce22">
            <text:p>DIEGO AMÉRICO RIBEIRO 08458176637</text:p>
          </table:table-cell>
          <table:covered-table-cell table:number-columns-repeated="7"/>
          <table:table-cell office:value-type="string" table:number-columns-spanned="3" table:number-rows-spanned="1" table:style-name="ce21">
            <text:p>33.130.371/0001-47</text:p>
          </table:table-cell>
          <table:covered-table-cell table:number-columns-repeated="2"/>
          <table:table-cell office:value-type="string" table:number-columns-spanned="10" table:number-rows-spanned="1" table:style-name="ce23">
            <text:p>CONSERTO DO SENSOR DE BARREIRA DA FRENTE DO IMÓVEL QUE ABRIGA A PRM DE DIVINÓPOLIS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OSMARIO ABREU - CPF: 032.137.266-2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4/11/2023 a 11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4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30/11/2023</text:p>
          </table:table-cell>
          <table:covered-table-cell/>
          <table:table-cell office:value-type="string" table:number-columns-spanned="8" table:number-rows-spanned="1" table:style-name="ce22">
            <text:p>GILSON DUTRA DA SILVA - ME - LESTE GAS E ÁGUA MINERAL</text:p>
          </table:table-cell>
          <table:covered-table-cell table:number-columns-repeated="7"/>
          <table:table-cell office:value-type="string" table:number-columns-spanned="3" table:number-rows-spanned="1" table:style-name="ce21">
            <text:p>01.790.899/0001-5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L PARA 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WILSON AKIO TAKEUTI - CPF: 047.795.108-2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11/2023 a 10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2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3/11/2023</text:p>
          </table:table-cell>
          <table:covered-table-cell/>
          <table:table-cell office:value-type="string" table:number-columns-spanned="8" table:number-rows-spanned="1" table:style-name="ce22">
            <text:p>FERAG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42.984.989/0001-65</text:p>
          </table:table-cell>
          <table:covered-table-cell table:number-columns-repeated="2"/>
          <table:table-cell office:value-type="string" table:number-columns-spanned="10" table:number-rows-spanned="1" table:style-name="ce23">
            <text:p>UTILIZAÇÃO NA COPA DA PRM-UBERABA PARA USO DE MEMBROS, SERVIDORES E TERCEIRIZADOS. ÚLTIMA AQUISIÇÃO EM MARÇO/2023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4 - PR-MT - PROCURADORIA DA REPUBLICA - MATO GROSS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DRIGO MOREIRA DE SOUZA ROCHA - CPF: 030.091.236-6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8/2023 a 25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7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1/2023</text:p>
          </table:table-cell>
          <table:covered-table-cell/>
          <table:table-cell office:value-type="string" table:number-columns-spanned="8" table:number-rows-spanned="1" table:style-name="ce22">
            <text:p>D.N. DE CASTRO</text:p>
          </table:table-cell>
          <table:covered-table-cell table:number-columns-repeated="7"/>
          <table:table-cell office:value-type="string" table:number-columns-spanned="3" table:number-rows-spanned="1" table:style-name="ce21">
            <text:p>33.723.107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LP E PARA USO N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9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1/2023</text:p>
          </table:table-cell>
          <table:covered-table-cell/>
          <table:table-cell office:value-type="string" table:number-columns-spanned="8" table:number-rows-spanned="1" table:style-name="ce22">
            <text:p>TODIMO CÁCERES</text:p>
          </table:table-cell>
          <table:covered-table-cell table:number-columns-repeated="7"/>
          <table:table-cell office:value-type="string" table:number-columns-spanned="3" table:number-rows-spanned="1" table:style-name="ce21">
            <text:p>15.375.991/0005-98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REPARO PARA CAIXA ACOPLAD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5,99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11/2023</text:p>
          </table:table-cell>
          <table:covered-table-cell/>
          <table:table-cell office:value-type="string" table:number-columns-spanned="8" table:number-rows-spanned="1" table:style-name="ce22">
            <text:p>SUPERMERCADO MIU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3.695.388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MATERIAS DE CONSUMO PARA USO NA PRM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2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87 - PR-PB - PROCURADORIA DA REPUBLICA - PARAIB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TONIO CARLOS ANDRADE DA SILVA - CPF: 089.557.974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8/2023 a 15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6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1/2023</text:p>
          </table:table-cell>
          <table:covered-table-cell/>
          <table:table-cell office:value-type="string" table:number-columns-spanned="8" table:number-rows-spanned="1" table:style-name="ce22">
            <text:p>AW COMUNICACAO VISUAL</text:p>
          </table:table-cell>
          <table:covered-table-cell table:number-columns-repeated="7"/>
          <table:table-cell office:value-type="string" table:number-columns-spanned="3" table:number-rows-spanned="1" table:style-name="ce21">
            <text:p>39.407.043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PAGAR PEÍCULA DA PORTA DE ENTRADA DA PRM-PATOS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11/2023</text:p>
          </table:table-cell>
          <table:covered-table-cell/>
          <table:table-cell office:value-type="string" table:number-columns-spanned="8" table:number-rows-spanned="1" table:style-name="ce22">
            <text:p>AW COMUNICACAO VISUAL</text:p>
          </table:table-cell>
          <table:covered-table-cell table:number-columns-repeated="7"/>
          <table:table-cell office:value-type="string" table:number-columns-spanned="3" table:number-rows-spanned="1" table:style-name="ce21">
            <text:p>39.407.043/0001-21</text:p>
          </table:table-cell>
          <table:covered-table-cell table:number-columns-repeated="2"/>
          <table:table-cell office:value-type="string" table:number-columns-spanned="10" table:number-rows-spanned="1" table:style-name="ce23">
            <text:p>NF COMPLEMNEAR DA PELÍCULA DA PORTA DE VIDRO DA PRM PATO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11/2023 a 24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1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11/2023</text:p>
          </table:table-cell>
          <table:covered-table-cell/>
          <table:table-cell office:value-type="string" table:number-columns-spanned="8" table:number-rows-spanned="1" table:style-name="ce22">
            <text:p>ALECRIM COMERCIO DE PRESENTES</text:p>
          </table:table-cell>
          <table:covered-table-cell table:number-columns-repeated="7"/>
          <table:table-cell office:value-type="string" table:number-columns-spanned="3" table:number-rows-spanned="1" table:style-name="ce21">
            <text:p>11.978.371/0004-01</text:p>
          </table:table-cell>
          <table:covered-table-cell table:number-columns-repeated="2"/>
          <table:table-cell office:value-type="string" table:number-columns-spanned="10" table:number-rows-spanned="1" table:style-name="ce23">
            <text:p>SUPORTE PARA TABLET PARA USO NO MEMORIAL VIRTUAL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99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0/11/2023</text:p>
          </table:table-cell>
          <table:covered-table-cell/>
          <table:table-cell office:value-type="string" table:number-columns-spanned="8" table:number-rows-spanned="1" table:style-name="ce22">
            <text:p>ESTOK COMERCIO E REPRESENTACOES S.A</text:p>
          </table:table-cell>
          <table:covered-table-cell table:number-columns-repeated="7"/>
          <table:table-cell office:value-type="string" table:number-columns-spanned="3" table:number-rows-spanned="1" table:style-name="ce21">
            <text:p>49.732.175/0066-2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APOIO PARA FIXAÇÃO DO TABLET PARA MEMORIAL VIRTUAL DA PRPB</text:p>
          </table:table-cell>
          <table:covered-table-cell table:number-columns-repeated="9"/>
          <table:table-cell office:value-type="string" table:number-columns-spanned="2" table:number-rows-spanned="1" table:style-name="ce24">
            <text:p>R$ 82,9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6/11/2023</text:p>
          </table:table-cell>
          <table:covered-table-cell/>
          <table:table-cell office:value-type="string" table:number-columns-spanned="8" table:number-rows-spanned="1" table:style-name="ce22">
            <text:p>B&amp;M COMÉRCIO VAREJISTA DE GAS E ÁGU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5.245.600/0001-40</text:p>
          </table:table-cell>
          <table:covered-table-cell table:number-columns-repeated="2"/>
          <table:table-cell office:value-type="string" table:number-columns-spanned="10" table:number-rows-spanned="1" table:style-name="ce23">
            <text:p>BOTIJÃO DE GÁS PARA USO NA PROCURADORIA DA REPÚBLI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6/09/2023 a 15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47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11/2023</text:p>
          </table:table-cell>
          <table:covered-table-cell/>
          <table:table-cell office:value-type="string" table:number-columns-spanned="8" table:number-rows-spanned="1" table:style-name="ce22">
            <text:p>CRISTINA RODRIGUES DANTAS DE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14.185.194/0001-51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GRÁFICO PARA CAMPANHA DA CONSCIÊNCIA NEGRA</text:p>
          </table:table-cell>
          <table:covered-table-cell table:number-columns-repeated="9"/>
          <table:table-cell office:value-type="string" table:number-columns-spanned="2" table:number-rows-spanned="1" table:style-name="ce24">
            <text:p>R$ 1.09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RACE GALVAO RIBEIRO - CPF: 759.447.584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11/2023 a 24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1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11/2023</text:p>
          </table:table-cell>
          <table:covered-table-cell/>
          <table:table-cell office:value-type="string" table:number-columns-spanned="8" table:number-rows-spanned="1" table:style-name="ce22">
            <text:p>HOZANA MARIA TEIXEIRA MARQUES LIR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1.524.633/0001-61</text:p>
          </table:table-cell>
          <table:covered-table-cell table:number-columns-repeated="2"/>
          <table:table-cell office:value-type="string" table:number-columns-spanned="10" table:number-rows-spanned="1" table:style-name="ce23">
            <text:p>PAPEL PARA FILTRO DO REFLETOR PARA CAMPANHA CONTRA VIOLÊNCIA DOMÉSTI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11/2023</text:p>
          </table:table-cell>
          <table:covered-table-cell/>
          <table:table-cell office:value-type="string" table:number-columns-spanned="8" table:number-rows-spanned="1" table:style-name="ce22">
            <text:p>BRUNO NOBRE FERREIR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0.279.003/0001-6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PAPEL CELAFONE LARANJA PARA CAMPNHA CONTRA VIOLÊNCIA DOMÉSTI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,25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11/2023</text:p>
          </table:table-cell>
          <table:covered-table-cell/>
          <table:table-cell office:value-type="string" table:number-columns-spanned="8" table:number-rows-spanned="1" table:style-name="ce22">
            <text:p>MNA COMERCIO DE PRODUTOS DESCARTAVEI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7.337.101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PAPEL CELAFONE PARA CAMPANHA CONTRA VIOLENCIA DOMESTI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2,42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5/11/2023</text:p>
          </table:table-cell>
          <table:covered-table-cell/>
          <table:table-cell office:value-type="string" table:number-columns-spanned="8" table:number-rows-spanned="1" table:style-name="ce22">
            <text:p>MNA COMERCIO DE PRODUTOS DESCARTAVEIS LTDA EPP</text:p>
          </table:table-cell>
          <table:covered-table-cell table:number-columns-repeated="7"/>
          <table:table-cell office:value-type="string" table:number-columns-spanned="3" table:number-rows-spanned="1" table:style-name="ce21">
            <text:p>07.337.101/0001-00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PAPEL CELAFONE PARA CAMPANHA CONTRA VIOLENCIA DOMESTIC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24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OSE PEREIRA DOS SANTOS - CPF: 845.322.208-8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11/2023 a 27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3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11/2023</text:p>
          </table:table-cell>
          <table:covered-table-cell/>
          <table:table-cell office:value-type="string" table:number-columns-spanned="8" table:number-rows-spanned="1" table:style-name="ce22">
            <text:p>JOSELITO DE S. GUIMARÃES</text:p>
          </table:table-cell>
          <table:covered-table-cell table:number-columns-repeated="7"/>
          <table:table-cell office:value-type="string" table:number-columns-spanned="3" table:number-rows-spanned="1" table:style-name="ce21">
            <text:p>08.169.340/0001-52</text:p>
          </table:table-cell>
          <table:covered-table-cell table:number-columns-repeated="2"/>
          <table:table-cell office:value-type="string" table:number-columns-spanned="10" table:number-rows-spanned="1" table:style-name="ce23">
            <text:p>AUSÊNCIA DE ESTOQUE NA SELOG PB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11/2023</text:p>
          </table:table-cell>
          <table:covered-table-cell/>
          <table:table-cell office:value-type="string" table:number-columns-spanned="8" table:number-rows-spanned="1" table:style-name="ce22">
            <text:p>SOFRIO REFRIGERAÇÕE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9.245.135/0001-91</text:p>
          </table:table-cell>
          <table:covered-table-cell table:number-columns-repeated="2"/>
          <table:table-cell office:value-type="string" table:number-columns-spanned="10" table:number-rows-spanned="1" table:style-name="ce23">
            <text:p>AUSÊNCIA DE ESTOQUE NA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2/11/2023</text:p>
          </table:table-cell>
          <table:covered-table-cell/>
          <table:table-cell office:value-type="string" table:number-columns-spanned="8" table:number-rows-spanned="1" table:style-name="ce22">
            <text:p>ALBUQUERQUE &amp; ALBUQUERQUE</text:p>
          </table:table-cell>
          <table:covered-table-cell table:number-columns-repeated="7"/>
          <table:table-cell office:value-type="string" table:number-columns-spanned="3" table:number-rows-spanned="1" table:style-name="ce21">
            <text:p>70.100.615/0002-56</text:p>
          </table:table-cell>
          <table:covered-table-cell table:number-columns-repeated="2"/>
          <table:table-cell office:value-type="string" table:number-columns-spanned="10" table:number-rows-spanned="1" table:style-name="ce23">
            <text:p>AUSÊNCIA DE ESTOQUE NA SELOG PB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8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4/11/2023</text:p>
          </table:table-cell>
          <table:covered-table-cell/>
          <table:table-cell office:value-type="string" table:number-columns-spanned="8" table:number-rows-spanned="1" table:style-name="ce22">
            <text:p>REVENDEDORA DE GAS DO BRASIL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03.092.570/0008-13</text:p>
          </table:table-cell>
          <table:covered-table-cell table:number-columns-repeated="2"/>
          <table:table-cell office:value-type="string" table:number-columns-spanned="10" table:number-rows-spanned="1" table:style-name="ce23">
            <text:p>AUSÊNCIA DE ESTOQUE NA SELOG PB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LUCIANA DE MEDEIROS ARAUJO - CPF: 083.251.924-3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11/2023 a 24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2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7/11/2023</text:p>
          </table:table-cell>
          <table:covered-table-cell/>
          <table:table-cell office:value-type="string" table:number-columns-spanned="8" table:number-rows-spanned="1" table:style-name="ce22">
            <text:p>ART DIGITAL - SERVIÇO DE IMPRESS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3.778.463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UTILIZAÇÃO NA MANUTENÇÃO PREDIAL DA PRM-SOU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1/2023</text:p>
          </table:table-cell>
          <table:covered-table-cell/>
          <table:table-cell office:value-type="string" table:number-columns-spanned="8" table:number-rows-spanned="1" table:style-name="ce22">
            <text:p>ALYNNE QUEIROGA DE ASSIS ALEXANDRE</text:p>
          </table:table-cell>
          <table:covered-table-cell table:number-columns-repeated="7"/>
          <table:table-cell office:value-type="string" table:number-columns-spanned="3" table:number-rows-spanned="1" table:style-name="ce21">
            <text:p>13.896.138/0001-62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UTILIZAÇÃO NA PRM-SOU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5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1/2023</text:p>
          </table:table-cell>
          <table:covered-table-cell/>
          <table:table-cell office:value-type="string" table:number-columns-spanned="8" table:number-rows-spanned="1" table:style-name="ce22">
            <text:p>ONOFRE MATERIAIS DE CONTRU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24.293.755/0001-90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DE CONSUMO PARA UTILIZAÇÃO NA PRM-SOUS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5,75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3 - PR-RJ - PROCURADORIA DA REPUBLICA - RIO DE JANEIRO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ANGELO STROLIGO PECLY - CPF: 041.839.667-1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10/2023 a 04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9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11/2023</text:p>
          </table:table-cell>
          <table:covered-table-cell/>
          <table:table-cell office:value-type="string" table:number-columns-spanned="8" table:number-rows-spanned="1" table:style-name="ce22">
            <text:p>REFRIGERACAO ALFA DE FRIBURG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31.083.785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AR-CONDICIONADO DA SALA 50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11/2023</text:p>
          </table:table-cell>
          <table:covered-table-cell/>
          <table:table-cell office:value-type="string" table:number-columns-spanned="8" table:number-rows-spanned="1" table:style-name="ce22">
            <text:p>REFRIGERACAO ALFA DE FRIBURG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31.083.785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APARELHO DE AR-CONDICIONADO DA SALA 50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9/11/2023</text:p>
          </table:table-cell>
          <table:covered-table-cell/>
          <table:table-cell office:value-type="string" table:number-columns-spanned="8" table:number-rows-spanned="1" table:style-name="ce22">
            <text:p>REFRIGERACAO ALFA DE FRIBURGO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31.083.785/0001-37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DE AR-CONDICIONADO DA SALA 504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1/2023</text:p>
          </table:table-cell>
          <table:covered-table-cell/>
          <table:table-cell office:value-type="string" table:number-columns-spanned="8" table:number-rows-spanned="1" table:style-name="ce22">
            <text:p>T C DE MEDEIROS INSTALAÇÕES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21.397.885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MATERIAL GASTO PARA ADAPTAÇÃO DE LUMINÁRIAS - TROCA DE REATOR PARA LED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1/11/2023</text:p>
          </table:table-cell>
          <table:covered-table-cell/>
          <table:table-cell office:value-type="string" table:number-columns-spanned="8" table:number-rows-spanned="1" table:style-name="ce22">
            <text:p>T C DE MEDEIROS INSTALAÇÕES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21.397.885/0001-84</text:p>
          </table:table-cell>
          <table:covered-table-cell table:number-columns-repeated="2"/>
          <table:table-cell office:value-type="string" table:number-columns-spanned="10" table:number-rows-spanned="1" table:style-name="ce23">
            <text:p>MÃO DE OBRA PARA ADAPTAÇÃO DE LUMINÁRIAS - TROCA DE REATOR POR LED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0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ARLOS JORGE NUNES PEDREIRA - CPF: 769.377.047-04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8/2023 a 13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58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8/11/2023</text:p>
          </table:table-cell>
          <table:covered-table-cell/>
          <table:table-cell office:value-type="string" table:number-columns-spanned="8" table:number-rows-spanned="1" table:style-name="ce22">
            <text:p>GILSON DIAS MARTINS</text:p>
          </table:table-cell>
          <table:covered-table-cell table:number-columns-repeated="7"/>
          <table:table-cell office:value-type="string" table:number-columns-spanned="3" table:number-rows-spanned="1" table:style-name="ce21">
            <text:p>12.708.275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EMERGENCIAL DE SERVIÇO DE CHAVEIRO E CONFECÇÃO DE CÓPIA DE CHAVE TETRA, DA FECHADURA DO SAC (LOJA 07)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ULIO BAPTISTA CORREA - CPF: 113.933.027-6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9/10/2023 a 04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7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1/11/2023</text:p>
          </table:table-cell>
          <table:covered-table-cell/>
          <table:table-cell office:value-type="string" table:number-columns-spanned="8" table:number-rows-spanned="1" table:style-name="ce22">
            <text:p>NOSSOLAR COMERCIO DE UTILIDADES LTDA ME</text:p>
          </table:table-cell>
          <table:covered-table-cell table:number-columns-repeated="7"/>
          <table:table-cell office:value-type="string" table:number-columns-spanned="3" table:number-rows-spanned="1" table:style-name="ce21">
            <text:p>13.047.017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O AR CONDICIONADO DA SALA DE REUNIÕES PRECISOU SER SUBSTITUÍDO POR OUTRO APARELHO COM DIMENSÕES DIFERENTES DA DO ANTIGO. DEVIDO À ESPUMA DO MACARRÃO DE PISCINA SER ADEQUADA PARA O ISOLAMENTO TÉRMICO NA PAREDE EM QUE FOI INSTALADO O AR CONDICIONADO, O MATERIAL FOI UTILIZADO PARA ACOMODAR O EQUIPAMENT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,99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21/11/2023</text:p>
          </table:table-cell>
          <table:covered-table-cell/>
          <table:table-cell office:value-type="string" table:number-columns-spanned="8" table:number-rows-spanned="1" table:style-name="ce22">
            <text:p>CASA &amp; VIDEO RIO DE JANEIRO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14.284/0029-64</text:p>
          </table:table-cell>
          <table:covered-table-cell table:number-columns-repeated="2"/>
          <table:table-cell office:value-type="string" table:number-columns-spanned="10" table:number-rows-spanned="1" table:style-name="ce23">
            <text:p>DEVIDO À TROCA DO APARELHO DE AR CONDICIONADO DA SALA DE REUNIÕES DA PRM PETRÓPOLIS, FOI NECESSÁRIA A COMPRA DE UM ESPELHO DE TOMADA COMPATÍVEL COM O EQUIPAMENTO NOV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4,99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UBEM TOSTES PEREIRA - CPF: 903.151.897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8/2023 a 03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3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9/11/2023</text:p>
          </table:table-cell>
          <table:covered-table-cell/>
          <table:table-cell office:value-type="string" table:number-columns-spanned="8" table:number-rows-spanned="1" table:style-name="ce22">
            <text:p>GEOVANNY SIQUEIRA SOUZA REFRIGERAÇÃO</text:p>
          </table:table-cell>
          <table:covered-table-cell table:number-columns-repeated="7"/>
          <table:table-cell office:value-type="string" table:number-columns-spanned="3" table:number-rows-spanned="1" table:style-name="ce21">
            <text:p>29.982.338/0001-78</text:p>
          </table:table-cell>
          <table:covered-table-cell table:number-columns-repeated="2"/>
          <table:table-cell office:value-type="string" table:number-columns-spanned="10" table:number-rows-spanned="1" table:style-name="ce23">
            <text:p>NECESSIDADE DE REPARO EMERGENCIAL NO EQUIPAMENTO DE AR CONDICIONADO NA PRM ITAPERUNA APRESENTANDO VAZAMENTO DE ÁGUA PARA DENTRO DA PRM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5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SANDRO FERREIRA TAVARES - CPF: 023.072.807-31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07/08/2023 a 03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35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1/2023</text:p>
          </table:table-cell>
          <table:covered-table-cell/>
          <table:table-cell office:value-type="string" table:number-columns-spanned="8" table:number-rows-spanned="1" table:style-name="ce22">
            <text:p>CASA E VÍDEO RIO DE JANEIRO S/A</text:p>
          </table:table-cell>
          <table:covered-table-cell table:number-columns-repeated="7"/>
          <table:table-cell office:value-type="string" table:number-columns-spanned="3" table:number-rows-spanned="1" table:style-name="ce21">
            <text:p>11.114.284/0103-98</text:p>
          </table:table-cell>
          <table:covered-table-cell table:number-columns-repeated="2"/>
          <table:table-cell office:value-type="string" table:number-columns-spanned="10" table:number-rows-spanned="1" table:style-name="ce23">
            <text:p>COMPRA DE COPOS DE VIDRO PARA A COPA E DE PILHAS PARA REPOSIÇÃO</text:p>
          </table:table-cell>
          <table:covered-table-cell table:number-columns-repeated="9"/>
          <table:table-cell office:value-type="string" table:number-columns-spanned="2" table:number-rows-spanned="1" table:style-name="ce24">
            <text:p>R$ 129,94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46 - PR-RO - PROCURADORIA DA REPUBLICA - RONDON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EDMILSON MELO DA SILVA - CPF: 204.531.752-87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1/09/2023 a 20/12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23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11/2023</text:p>
          </table:table-cell>
          <table:covered-table-cell/>
          <table:table-cell office:value-type="string" table:number-columns-spanned="8" table:number-rows-spanned="1" table:style-name="ce22">
            <text:p>EDUARDA ELUIZA SANTOS DE OLIVEIRA</text:p>
          </table:table-cell>
          <table:covered-table-cell table:number-columns-repeated="7"/>
          <table:table-cell office:value-type="string" table:number-columns-spanned="3" table:number-rows-spanned="1" table:style-name="ce21">
            <text:p>43.860.448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PROCURADOR.</text:p>
          </table:table-cell>
          <table:covered-table-cell table:number-columns-repeated="9"/>
          <table:table-cell office:value-type="string" table:number-columns-spanned="2" table:number-rows-spanned="1" table:style-name="ce24">
            <text:p>R$ 6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11/2023</text:p>
          </table:table-cell>
          <table:covered-table-cell/>
          <table:table-cell office:value-type="string" table:number-columns-spanned="8" table:number-rows-spanned="1" table:style-name="ce22">
            <text:p>ACHEI COM. DE PARAFUSOS E FERRAMENT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7.832.938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A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11/2023</text:p>
          </table:table-cell>
          <table:covered-table-cell/>
          <table:table-cell office:value-type="string" table:number-columns-spanned="8" table:number-rows-spanned="1" table:style-name="ce22">
            <text:p>ACHEI COM. DE PARAFUSOS E FERRAMENTAS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07.832.938/0001-17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3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7/11/2023</text:p>
          </table:table-cell>
          <table:covered-table-cell/>
          <table:table-cell office:value-type="string" table:number-columns-spanned="8" table:number-rows-spanned="1" table:style-name="ce22">
            <text:p>MARIFOSSA SANEAMENTO EIRELI - ME</text:p>
          </table:table-cell>
          <table:covered-table-cell table:number-columns-repeated="7"/>
          <table:table-cell office:value-type="string" table:number-columns-spanned="3" table:number-rows-spanned="1" table:style-name="ce21">
            <text:p>03.665.323/0001-9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SOLICITAÇÃO DO SELOG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8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4/11/2023</text:p>
          </table:table-cell>
          <table:covered-table-cell/>
          <table:table-cell office:value-type="string" table:number-columns-spanned="8" table:number-rows-spanned="1" table:style-name="ce22">
            <text:p>BARBOSA MAT ELETRICOS</text:p>
          </table:table-cell>
          <table:covered-table-cell table:number-columns-repeated="7"/>
          <table:table-cell office:value-type="string" table:number-columns-spanned="3" table:number-rows-spanned="1" table:style-name="ce21">
            <text:p>02.179.328/0001-42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 SOLICITAÇÃO DO SELO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5,07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7/11/2023</text:p>
          </table:table-cell>
          <table:covered-table-cell/>
          <table:table-cell office:value-type="string" table:number-columns-spanned="8" table:number-rows-spanned="1" table:style-name="ce22">
            <text:p>EDUARDA ELUIZA SANTOS DE OLIVEIRA</text:p>
          </table:table-cell>
          <table:covered-table-cell table:number-columns-repeated="7"/>
          <table:table-cell office:value-type="string" table:number-columns-spanned="3" table:number-rows-spanned="1" table:style-name="ce21">
            <text:p>43.860.448/0001-98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 A SOLICITAÇÃO DO SESOT.</text:p>
          </table:table-cell>
          <table:covered-table-cell table:number-columns-repeated="9"/>
          <table:table-cell office:value-type="string" table:number-columns-spanned="2" table:number-rows-spanned="1" table:style-name="ce24">
            <text:p>R$ 8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61 - PR-RS - PROCURADORIA DA REPUBLICA - RIO GRANDE DO SUL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MARIA PRINZ LOPES - CPF: 303.381.150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0/08/2023 a 16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86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3/11/2023</text:p>
          </table:table-cell>
          <table:covered-table-cell/>
          <table:table-cell office:value-type="string" table:number-columns-spanned="8" table:number-rows-spanned="1" table:style-name="ce22">
            <text:p>EVARISTO I C FURIAN</text:p>
          </table:table-cell>
          <table:covered-table-cell table:number-columns-repeated="7"/>
          <table:table-cell office:value-type="string" table:number-columns-spanned="3" table:number-rows-spanned="1" table:style-name="ce21">
            <text:p>04.045.417/0002-02</text:p>
          </table:table-cell>
          <table:covered-table-cell table:number-columns-repeated="2"/>
          <table:table-cell office:value-type="string" table:number-columns-spanned="10" table:number-rows-spanned="1" table:style-name="ce23">
            <text:p>GARANTIR <text:s/>A <text:s/>MANUTENÇÃO <text:s/>DO <text:s/>USO <text:s/>DO <text:s/>FOGÃO <text:s/>A <text:s/>GÁS <text:s/>DISPONÍVEL <text:s/>NA <text:s/>COPA <text:s/>DA <text:s/>PROCURADORIA <text:s/>DA REPÚBLICA <text:s/>NO <text:s/>MUNICÍPIO <text:s/>DE <text:s/>SANTO <text:s/>ÂNGELO/RS, <text:s/>PARA <text:s/>O <text:s/>PREPARO <text:s/>DE <text:s/>BEBIDAS <text:s/>QUENTES <text:s/>PARA CONSUMO NA UNIDA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THEUS BALDESSAR - CPF: 967.659.840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4/11/2023 a 24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32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7/11/2023</text:p>
          </table:table-cell>
          <table:covered-table-cell/>
          <table:table-cell office:value-type="string" table:number-columns-spanned="8" table:number-rows-spanned="1" table:style-name="ce22">
            <text:p>LUCIANA FONSECA DE SOUZA - BIO HIGIENIZADORA</text:p>
          </table:table-cell>
          <table:covered-table-cell table:number-columns-repeated="7"/>
          <table:table-cell office:value-type="string" table:number-columns-spanned="3" table:number-rows-spanned="1" table:style-name="ce21">
            <text:p>41.709.800/0001-63</text:p>
          </table:table-cell>
          <table:covered-table-cell table:number-columns-repeated="2"/>
          <table:table-cell office:value-type="string" table:number-columns-spanned="10" table:number-rows-spanned="1" table:style-name="ce23">
            <text:p>LAVAGEM, HIGIENIZAÇÃO E SECAGEM DO CARPETE DO AUDITÓRIO DA PRM CAXIAS DO SUL, QUE MOLHOU DEVIDO AO ROMPIMENTO DE CANO DE ÁGUA PLUVIAL QUE PASSA SOBRE O FORRO DO AMBIENTE. JUSTIFICA-SE A UTILIZAÇÃO DO SUPRIMENTO DE FUNDOS PARA PREVENIR O DETERIORAMENTO DO CARPETE, E PARA DISPONIBILIZAR O AUDITÓRIO PARA RECEBIMENTO DE EVENTO AGENDADO PARA A SEMANA SEGUINTE A ESTE INCIDE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.500,0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23/11/2023</text:p>
          </table:table-cell>
          <table:covered-table-cell/>
          <table:table-cell office:value-type="string" table:number-columns-spanned="8" table:number-rows-spanned="1" table:style-name="ce22">
            <text:p>VALORE GESTÃO DE OBR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6.720.777/0001-14</text:p>
          </table:table-cell>
          <table:covered-table-cell table:number-columns-repeated="2"/>
          <table:table-cell office:value-type="string" table:number-columns-spanned="10" table:number-rows-spanned="1" table:style-name="ce23">
            <text:p>SERVIÇOS URGENTES DE MANUTENÇÃO PREDIAL, VISANDO A NORMALIZAR O FUNCIONAMENTO DOS SEGUINTES AMBIENTES E SISTEMAS ESSENCIAIS DA EDIFICAÇÃO: - REGULAGEM DE HIDRA DE BANHEIRO; - SUBSTITUIÇÃO DE PLUG DE TOMADA DE ELETROÍMÃ DO SISTEMA DE CONTROLE DE ACESSO - CONSERTO DE VAZAMENTO DE VASO SANITÁRIO E FIXAÇÃO DE SABONETEIRA DE BANHEIRO</text:p>
          </table:table-cell>
          <table:covered-table-cell table:number-columns-repeated="9"/>
          <table:table-cell office:value-type="string" table:number-columns-spanned="2" table:number-rows-spanned="1" table:style-name="ce24">
            <text:p>R$ 46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58 - PR-SC - PROCURADORIA DA REPUBLICA - SANTA CATARIN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CLECIO OTAVIO KUZNIARSKI - CPF: 024.032.629-6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0/08/2023 a 06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39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11/2023</text:p>
          </table:table-cell>
          <table:covered-table-cell/>
          <table:table-cell office:value-type="string" table:number-columns-spanned="8" table:number-rows-spanned="1" table:style-name="ce22">
            <text:p>HAVAN LOJAS DE DEPARTAMENTOS LTDA - FILIAL I JOINVILLE</text:p>
          </table:table-cell>
          <table:covered-table-cell table:number-columns-repeated="7"/>
          <table:table-cell office:value-type="string" table:number-columns-spanned="3" table:number-rows-spanned="1" table:style-name="ce21">
            <text:p>79.379.491/0009-30</text:p>
          </table:table-cell>
          <table:covered-table-cell table:number-columns-repeated="2"/>
          <table:table-cell office:value-type="string" table:number-columns-spanned="10" table:number-rows-spanned="1" table:style-name="ce23">
            <text:p>REPOSIÇÃO DAS GARRAFAS QUE PERDERAM A CAPACIDADE TÉRMICA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99,94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3/11/2023</text:p>
          </table:table-cell>
          <table:covered-table-cell/>
          <table:table-cell office:value-type="string" table:number-columns-spanned="8" table:number-rows-spanned="1" table:style-name="ce22">
            <text:p>CASAS DA ÁGUA MATERIAIS PARA CONSTRUÇÃO LTDA - LOJA 11</text:p>
          </table:table-cell>
          <table:covered-table-cell table:number-columns-repeated="7"/>
          <table:table-cell office:value-type="string" table:number-columns-spanned="3" table:number-rows-spanned="1" table:style-name="ce21">
            <text:p>13.501.187/0006-63</text:p>
          </table:table-cell>
          <table:covered-table-cell table:number-columns-repeated="2"/>
          <table:table-cell office:value-type="string" table:number-columns-spanned="10" table:number-rows-spanned="1" table:style-name="ce23">
            <text:p>REPAROS DE URGÊNCIA</text:p>
          </table:table-cell>
          <table:covered-table-cell table:number-columns-repeated="9"/>
          <table:table-cell office:value-type="string" table:number-columns-spanned="2" table:number-rows-spanned="1" table:style-name="ce24">
            <text:p>R$ 39,5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OS ANTONIO SQUIZATTO DE OLIVEIRA - CPF: 547.793.919-2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8/08/2023 a 24/11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17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6/11/2023</text:p>
          </table:table-cell>
          <table:covered-table-cell/>
          <table:table-cell office:value-type="string" table:number-columns-spanned="8" table:number-rows-spanned="1" table:style-name="ce22">
            <text:p>LARMIX</text:p>
          </table:table-cell>
          <table:covered-table-cell table:number-columns-repeated="7"/>
          <table:table-cell office:value-type="string" table:number-columns-spanned="3" table:number-rows-spanned="1" table:style-name="ce21">
            <text:p>10.506.650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APEL HIGIÊNICO, CONFORME AUTORIZAÇÃO/ORIENTAÇÃO DA DICGC PRSC, EM RAZÃO DA DESATUALIZAÇÃO DA TABELA DE MATERIAIS DE CONSUMO EM PODER DA EMPRESA JL (CONTRATO 4/2023), SENDO NECESSÁRIA REPOSIÇÃO DE ESTOQU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51,3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0/11/2023</text:p>
          </table:table-cell>
          <table:covered-table-cell/>
          <table:table-cell office:value-type="string" table:number-columns-spanned="8" table:number-rows-spanned="1" table:style-name="ce22">
            <text:p>PLASÉRICO - COM. DE ARTIGOS PLÁSTIC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75.301.119/0001-01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PLÁSTICO TRANSPARENTE PARA COBERBURA DE MOBÍLIA INSTALADA NA SALA DA SECRETARIA DO GABINETE 1, EM RAZÃO DE INFILTRAÇÕES ORIGINÁRIAS DAS INTENSAS CHUVAS NA REGI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8,18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10/11/2023</text:p>
          </table:table-cell>
          <table:covered-table-cell/>
          <table:table-cell office:value-type="string" table:number-columns-spanned="8" table:number-rows-spanned="1" table:style-name="ce22">
            <text:p>ACOPLAST REFRIGERAÇÃO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7.739.753/0001-16</text:p>
          </table:table-cell>
          <table:covered-table-cell table:number-columns-repeated="2"/>
          <table:table-cell office:value-type="string" table:number-columns-spanned="10" table:number-rows-spanned="1" table:style-name="ce23">
            <text:p>AQUISIÇÃO DE GARRAFA INJETORA PARA LIMPEZA DE TUBULAÇÃO DE SPLIT LOCALIZADO NA COPA DA PRM TUBARÃO - DESINSTALAÇÃO DE APARELHO CONVENCIONAL E INSTALAÇÃO DE APARELHO TIPO INVERTER - NECESSÁRIA LIMPEZA EM RAZÃO DA INCOMPATIBILIDADE ENTRE OS TIPOS DE ÓLEO UTILIZADOS EM CADA TIP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60,61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5/12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479" table:style-name="ro6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12-05T21:48:22Z</meta:creation-date>
    <dc:date>2023-12-05T21:48:26Z</dc:date>
  </office:meta>
</office:document-meta>
</file>